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98cm"/>
    </style:style>
    <style:style style:name="co2" style:family="table-column">
      <style:table-column-properties fo:break-before="auto" style:column-width="1.824cm"/>
    </style:style>
    <style:style style:name="co3" style:family="table-column">
      <style:table-column-properties fo:break-before="auto" style:column-width="1.935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2.376cm"/>
    </style:style>
    <style:style style:name="co6" style:family="table-column">
      <style:table-column-properties fo:break-before="auto" style:column-width="1.353cm"/>
    </style:style>
    <style:style style:name="co7" style:family="table-column">
      <style:table-column-properties fo:break-before="auto" style:column-width="1.852cm"/>
    </style:style>
    <style:style style:name="co8" style:family="table-column">
      <style:table-column-properties fo:break-before="auto" style:column-width="1.54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ext-properties fo:font-size="8pt" style:font-size-asian="8pt" style:font-size-complex="8pt"/>
    </style:style>
  </office:automatic-styles>
  <office:body>
    <office:spreadsheet>
      <table:table table:name="groups" table:style-name="ta1">
        <table:table-column table:style-name="co1" table:default-cell-style-name="ce3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1015" table:default-cell-style-name="ce9"/>
        <table:table-row table:style-name="ro1">
          <table:table-cell table:style-name="ce1" office:value-type="string" calcext:value-type="string">
            <text:p>Group G1[40-]!</text:p>
          </table:table-cell>
          <table:table-cell table:style-name="ce1" office:value-type="string" calcext:value-type="string">
            <text:p>Total No. 36</text:p>
          </table:table-cell>
          <table:table-cell table:style-name="ce1"/>
          <table:table-cell table:style-name="ce1" office:value-type="string" calcext:value-type="string">
            <text:p>Male No. 17</text:p>
          </table:table-cell>
          <table:table-cell table:style-name="ce1"/>
          <table:table-cell table:style-name="ce1" office:value-type="string" calcext:value-type="string">
            <text:p>Female No. 19:</text:p>
          </table:table-cell>
          <table:table-cell table:style-name="ce7" table:number-columns-repeated="1018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ample</text:p>
          </table:table-cell>
          <table:table-cell table:style-name="ce2" office:value-type="string" calcext:value-type="string">
            <text:p>Rec_Type</text:p>
          </table:table-cell>
          <table:table-cell table:style-name="ce2" office:value-type="string" calcext:value-type="string">
            <text:p>Popgen</text:p>
          </table:table-cell>
          <table:table-cell table:style-name="ce2" office:value-type="string" calcext:value-type="string">
            <text:p>16S</text:p>
          </table:table-cell>
          <table:table-cell table:style-name="ce2" office:value-type="string" calcext:value-type="string">
            <text:p>Metagenome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Age_years</text:p>
          </table:table-cell>
          <table:table-cell table:style-name="ce2" office:value-type="string" calcext:value-type="string">
            <text:p>status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985391BSP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1[40-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926931BSP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1[40-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553216BSP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1[40-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23083BSP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1[40-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094638BSP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1[40-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897917BSP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1[40-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67296BSP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1[40-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04327BSP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1[40-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8198BSP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1[40-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22917BSP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1[40-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735862BSP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G1[40-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139766BSP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1[40-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576520BSP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1[40-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647767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1[40-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917960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1[40-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640899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1[40-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662836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1[40-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64211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1[40-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33281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1[40-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252436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1[40-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296999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1[40-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09323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1[40-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283866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1[40-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474706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1[40-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007524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1[40-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849442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1[40-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828720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1[40-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7100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1[40-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738877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1[40-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63288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1[40-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917530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1[40-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523114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1[40-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982892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1[40-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917424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G1[40-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85301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1[40-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3352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1[40-]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Group G2[40-60]!</text:p>
          </table:table-cell>
          <table:table-cell table:style-name="ce1" office:value-type="string" calcext:value-type="string">
            <text:p>Total No. 51</text:p>
          </table:table-cell>
          <table:table-cell table:style-name="ce1"/>
          <table:table-cell table:style-name="ce1" office:value-type="string" calcext:value-type="string">
            <text:p>Male No. 23</text:p>
          </table:table-cell>
          <table:table-cell table:style-name="ce1"/>
          <table:table-cell table:style-name="ce1" office:value-type="string" calcext:value-type="string">
            <text:p>Female No. 28:</text:p>
          </table:table-cell>
          <table:table-cell table:style-name="ce7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ample</text:p>
          </table:table-cell>
          <table:table-cell table:style-name="ce2" office:value-type="string" calcext:value-type="string">
            <text:p>Rec_Type</text:p>
          </table:table-cell>
          <table:table-cell table:style-name="ce2" office:value-type="string" calcext:value-type="string">
            <text:p>Popgen</text:p>
          </table:table-cell>
          <table:table-cell table:style-name="ce2" office:value-type="string" calcext:value-type="string">
            <text:p>16S</text:p>
          </table:table-cell>
          <table:table-cell table:style-name="ce2" office:value-type="string" calcext:value-type="string">
            <text:p>Metagenome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Age_years</text:p>
          </table:table-cell>
          <table:table-cell table:style-name="ce2" office:value-type="string" calcext:value-type="string">
            <text:p>stat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188164BSP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276111BSP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273219BSP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93875BSP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067417BSP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696604BSP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661337BSP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18154BSP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261013BSP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809973BSP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385594BSP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933047BSP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532652BSP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243455BSP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934026BSP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608990BSP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67015BSP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491087BSP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046005BSP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101096BSP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497998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577227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687605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838748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965819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09785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184119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807524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309753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340655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744324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03617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618188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249957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951428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397708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049582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09743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197716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547528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96417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498236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166482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013512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88942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893030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987483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76775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982711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941899SPC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420320SPC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2[40-60]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Group G3[60-79]!</text:p>
          </table:table-cell>
          <table:table-cell table:style-name="ce1" office:value-type="string" calcext:value-type="string">
            <text:p>Total No. 18</text:p>
          </table:table-cell>
          <table:table-cell table:style-name="ce1"/>
          <table:table-cell table:style-name="ce1" office:value-type="string" calcext:value-type="string">
            <text:p>Male No. 7</text:p>
          </table:table-cell>
          <table:table-cell table:style-name="ce1"/>
          <table:table-cell table:style-name="ce1" office:value-type="string" calcext:value-type="string">
            <text:p>Female No. 11:</text:p>
          </table:table-cell>
          <table:table-cell table:style-name="ce7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ample</text:p>
          </table:table-cell>
          <table:table-cell table:style-name="ce2" office:value-type="string" calcext:value-type="string">
            <text:p>Rec_Type</text:p>
          </table:table-cell>
          <table:table-cell table:style-name="ce2" office:value-type="string" calcext:value-type="string">
            <text:p>Popgen</text:p>
          </table:table-cell>
          <table:table-cell table:style-name="ce2" office:value-type="string" calcext:value-type="string">
            <text:p>16S</text:p>
          </table:table-cell>
          <table:table-cell table:style-name="ce2" office:value-type="string" calcext:value-type="string">
            <text:p>Metagenome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Age_years</text:p>
          </table:table-cell>
          <table:table-cell table:style-name="ce2" office:value-type="string" calcext:value-type="string">
            <text:p>stat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823374BSP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3[60-8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756482BSP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3[60-8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44241BSP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3[60-8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2186BSP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3[60-8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870766BSP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3[60-8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65027BSP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3[60-8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775809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3[60-8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431465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3[60-8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17346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3[60-8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846711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3[60-8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049442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3[60-8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532032SPC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3[60-8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520107SPC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3[60-8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233081SPC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3[60-8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231776SPC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3[60-8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429553SPC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G3[60-8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063256SPC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G3[60-8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393966SPC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G3[60-80]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7" table:number-rows-spanned="1">
            <text:p>If We need more metagenomes for this group G3[60-80] there are enough with just 16S …</text:p>
          </table:table-cell>
          <table:covered-table-cell table:number-columns-repeated="6" table:style-name="ce7"/>
          <table:table-cell table:style-name="ce7"/>
          <table:table-cell table:number-columns-repeated="1016"/>
        </table:table-row>
        <table:table-row table:style-name="ro1">
          <table:table-cell table:style-name="ce5" office:value-type="string" calcext:value-type="string" table:number-columns-spanned="3" table:number-rows-spanned="1">
            <text:p>Group G3[60-80]! - Without Metagenome!</text:p>
          </table:table-cell>
          <table:covered-table-cell table:number-columns-repeated="2" table:style-name="ce8"/>
          <table:table-cell table:style-name="ce2" office:value-type="string" calcext:value-type="string">
            <text:p>Total No. 667</text:p>
          </table:table-cell>
          <table:table-cell table:style-name="ce2"/>
          <table:table-cell table:style-name="ce2" office:value-type="string" calcext:value-type="string">
            <text:p>Male No. 370</text:p>
          </table:table-cell>
          <table:table-cell table:style-name="ce2" office:value-type="string" calcext:value-type="string" table:number-columns-spanned="2" table:number-rows-spanned="1">
            <text:p>Female No. 297:</text:p>
          </table:table-cell>
          <table:covered-table-cell table:style-name="ce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Group G4[80+]! - Without Metagenome!</text:p>
          </table:table-cell>
          <table:covered-table-cell table:number-columns-repeated="2" table:style-name="ce1"/>
          <table:table-cell table:style-name="ce1" office:value-type="string" calcext:value-type="string">
            <text:p>Total No. 26</text:p>
          </table:table-cell>
          <table:table-cell table:style-name="ce1"/>
          <table:table-cell table:style-name="ce1" office:value-type="string" calcext:value-type="string">
            <text:p>Male No. 14</text:p>
          </table:table-cell>
          <table:table-cell table:style-name="ce1" office:value-type="string" calcext:value-type="string" table:number-columns-spanned="2" table:number-rows-spanned="1">
            <text:p>Female No. 12:</text:p>
          </table:table-cell>
          <table:covered-table-cell table:style-name="ce1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ample</text:p>
          </table:table-cell>
          <table:table-cell table:style-name="ce2" office:value-type="string" calcext:value-type="string">
            <text:p>Rec_Type</text:p>
          </table:table-cell>
          <table:table-cell table:style-name="ce2" office:value-type="string" calcext:value-type="string">
            <text:p>Popgen</text:p>
          </table:table-cell>
          <table:table-cell table:style-name="ce2" office:value-type="string" calcext:value-type="string">
            <text:p>16S</text:p>
          </table:table-cell>
          <table:table-cell table:style-name="ce2" office:value-type="string" calcext:value-type="string">
            <text:p>Metagenome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Age_years</text:p>
          </table:table-cell>
          <table:table-cell table:style-name="ce2" office:value-type="string" calcext:value-type="string">
            <text:p>stat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452003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l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4[80+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174111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mal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4[80+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233819FOC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registry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mal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4[80+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720750SPC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mal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4[80+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738228SPC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4[80+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29253SPC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mal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4[80+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48180SPC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mal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4[80+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840287SPC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mal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4[80+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501555SPC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4[80+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358669SPC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4[80+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010045SPC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mal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4[80+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599577SPC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l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4[80+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455654SPC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l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4[80+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9452SPC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l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4[80+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402503SPC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mal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4[80+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62586SPC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mal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4[80+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483530SPC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l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4[80+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090939SPC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mal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4[80+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259861SPC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l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4[80+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305963SPC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mal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4[80+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920586SPC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l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4[80+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101373SPC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l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4[80+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726339SPC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l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4[80+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222912SPC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mal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4[80+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34239SPC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l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4[80+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62447SPC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l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4[80+]</text:p>
          </table:table-cell>
          <table:table-cell table:number-columns-repeated="1015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3">00/00/0000</text:date>, <text:time style:data-style-name="N2" text:time-value="15:56:29.1915391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3T16:15:11.947890249</dc:date>
    <meta:editing-duration>PT26M25S</meta:editing-duration>
    <meta:editing-cycles>2</meta:editing-cycles>
    <meta:generator>LibreOffice/4.3.3.2$Linux_X86_64 LibreOffice_project/430m0$Build-2</meta:generator>
    <meta:document-statistic meta:table-count="1" meta:cell-count="1236" meta:object-count="0"/>
  </office:meta>
</office:document-meta>
</file>